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Pictures/100002010000021400000107B676BBE78DCA96FD.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rsid="00140213" officeooo:paragraph-rsid="00140213"/>
    </style:style>
    <style:style style:name="P2" style:family="paragraph" style:parent-style-name="Standard">
      <style:text-properties officeooo:rsid="00005bc0" officeooo:paragraph-rsid="00005bc0"/>
    </style:style>
    <style:style style:name="P3" style:family="paragraph" style:parent-style-name="Standard">
      <style:text-properties officeooo:paragraph-rsid="00005bc0"/>
    </style:style>
    <style:style style:name="P4" style:family="paragraph" style:parent-style-name="Standard">
      <style:text-properties officeooo:rsid="0001cf96" officeooo:paragraph-rsid="0001cf96"/>
    </style:style>
    <style:style style:name="P5" style:family="paragraph" style:parent-style-name="Standard">
      <style:text-properties officeooo:rsid="0001cf96" officeooo:paragraph-rsid="000519df"/>
    </style:style>
    <style:style style:name="P6" style:family="paragraph" style:parent-style-name="Standard">
      <style:text-properties officeooo:rsid="0001cf96" officeooo:paragraph-rsid="0011b009"/>
    </style:style>
    <style:style style:name="P7" style:family="paragraph" style:parent-style-name="Standard">
      <style:text-properties officeooo:rsid="00030045" officeooo:paragraph-rsid="000348f6"/>
    </style:style>
    <style:style style:name="P8" style:family="paragraph" style:parent-style-name="Standard">
      <style:text-properties officeooo:rsid="000348f6" officeooo:paragraph-rsid="000348f6"/>
    </style:style>
    <style:style style:name="P9" style:family="paragraph" style:parent-style-name="Standard">
      <style:text-properties officeooo:rsid="0007368f" officeooo:paragraph-rsid="00088a9c"/>
    </style:style>
    <style:style style:name="P10" style:family="paragraph" style:parent-style-name="Standard">
      <style:text-properties officeooo:rsid="0007368f" officeooo:paragraph-rsid="0012cae3"/>
    </style:style>
    <style:style style:name="P11" style:family="paragraph" style:parent-style-name="Standard">
      <style:text-properties officeooo:rsid="00088a9c" officeooo:paragraph-rsid="00088a9c"/>
    </style:style>
    <style:style style:name="P12" style:family="paragraph" style:parent-style-name="Standard">
      <style:text-properties officeooo:rsid="0011b009" officeooo:paragraph-rsid="0011b009"/>
    </style:style>
    <style:style style:name="P13" style:family="paragraph" style:parent-style-name="Standard">
      <style:text-properties officeooo:rsid="0011b009" officeooo:paragraph-rsid="0012cae3"/>
    </style:style>
    <style:style style:name="P14" style:family="paragraph" style:parent-style-name="Standard">
      <style:text-properties officeooo:rsid="0012cae3" officeooo:paragraph-rsid="000348f6"/>
    </style:style>
    <style:style style:name="P15" style:family="paragraph" style:parent-style-name="Standard">
      <style:text-properties officeooo:rsid="0012cae3" officeooo:paragraph-rsid="0012cae3"/>
    </style:style>
    <style:style style:name="P16" style:family="paragraph" style:parent-style-name="Standard">
      <style:text-properties officeooo:rsid="0016b95a" officeooo:paragraph-rsid="0016b95a"/>
    </style:style>
    <style:style style:name="P17" style:family="paragraph" style:parent-style-name="Text_20_body">
      <style:text-properties officeooo:rsid="001386c7" officeooo:paragraph-rsid="001386c7"/>
    </style:style>
    <style:style style:name="P18" style:family="paragraph" style:parent-style-name="Text_20_body">
      <style:text-properties officeooo:rsid="00140213" officeooo:paragraph-rsid="001386c7"/>
    </style:style>
    <style:style style:name="P19" style:family="paragraph" style:parent-style-name="Text_20_body">
      <style:text-properties officeooo:rsid="00140213" officeooo:paragraph-rsid="00140213"/>
    </style:style>
    <style:style style:name="P20" style:family="paragraph" style:parent-style-name="Text_20_body">
      <style:text-properties officeooo:rsid="00140213" officeooo:paragraph-rsid="0019c627"/>
    </style:style>
    <style:style style:name="P21" style:family="paragraph" style:parent-style-name="Text_20_body">
      <style:text-properties officeooo:rsid="001b291e" officeooo:paragraph-rsid="001b291e"/>
    </style:style>
    <style:style style:name="P22" style:family="paragraph" style:parent-style-name="Heading_20_1">
      <style:text-properties officeooo:rsid="001386c7" officeooo:paragraph-rsid="001386c7"/>
    </style:style>
    <style:style style:name="P23" style:family="paragraph" style:parent-style-name="Text_20_body">
      <style:text-properties officeooo:rsid="00140213" officeooo:paragraph-rsid="00140213"/>
    </style:style>
    <style:style style:name="P24" style:family="paragraph" style:parent-style-name="Standard">
      <style:text-properties officeooo:rsid="0007368f" officeooo:paragraph-rsid="0011b009"/>
    </style:style>
    <style:style style:name="P25" style:family="paragraph" style:parent-style-name="Standard" style:list-style-name="L1">
      <style:text-properties officeooo:rsid="00088a9c" officeooo:paragraph-rsid="00088a9c"/>
    </style:style>
    <style:style style:name="P26" style:family="paragraph" style:parent-style-name="Standard" style:list-style-name="L1">
      <style:text-properties officeooo:rsid="000b7903" officeooo:paragraph-rsid="00088a9c"/>
    </style:style>
    <style:style style:name="P27" style:family="paragraph" style:parent-style-name="Standard" style:list-style-name="L1">
      <style:text-properties officeooo:rsid="000b7903" officeooo:paragraph-rsid="000b7903"/>
    </style:style>
    <style:style style:name="P28" style:family="paragraph" style:parent-style-name="Standard">
      <style:text-properties officeooo:paragraph-rsid="00005bc0"/>
    </style:style>
    <style:style style:name="P29" style:family="paragraph" style:parent-style-name="Standard">
      <style:text-properties officeooo:rsid="001dd969" officeooo:paragraph-rsid="001dd969"/>
    </style:style>
    <style:style style:name="P30" style:family="paragraph" style:parent-style-name="Standard">
      <style:text-properties officeooo:rsid="0011b009" officeooo:paragraph-rsid="0011b009" fo:background-color="#ffff00"/>
    </style:style>
    <style:style style:name="P31" style:family="paragraph">
      <style:paragraph-properties fo:margin-left="0mm" fo:margin-right="0mm" fo:margin-top="0mm" fo:margin-bottom="0mm" fo:line-height="100%" fo:text-align="start" fo:text-indent="0mm" style:text-autospace="ideograph-alpha" style:punctuation-wrap="hanging" style:line-break="strict" style:writing-mode="lr-tb">
        <style:tab-stops/>
      </style:paragraph-properties>
      <style:text-properties fo:hyphenate="false"/>
    </style:style>
    <style:style style:name="T1" style:family="text">
      <style:text-properties officeooo:rsid="00287975"/>
    </style:style>
    <style:style style:name="T2" style:family="text">
      <style:text-properties officeooo:rsid="00005bc0"/>
    </style:style>
    <style:style style:name="T3" style:family="text">
      <style:text-properties officeooo:rsid="00006dd1"/>
    </style:style>
    <style:style style:name="T4" style:family="text">
      <style:text-properties officeooo:rsid="00030045"/>
    </style:style>
    <style:style style:name="T5" style:family="text">
      <style:text-properties officeooo:rsid="000348f6"/>
    </style:style>
    <style:style style:name="T6" style:family="text">
      <style:text-properties officeooo:rsid="000519df"/>
    </style:style>
    <style:style style:name="T7" style:family="text">
      <style:text-properties officeooo:rsid="0006c593"/>
    </style:style>
    <style:style style:name="T8" style:family="text">
      <style:text-properties officeooo:rsid="0007368f"/>
    </style:style>
    <style:style style:name="T9" style:family="text">
      <style:text-properties officeooo:rsid="00084c71"/>
    </style:style>
    <style:style style:name="T10" style:family="text">
      <style:text-properties officeooo:rsid="00088a9c"/>
    </style:style>
    <style:style style:name="T11" style:family="text">
      <style:text-properties officeooo:rsid="000a76f8"/>
    </style:style>
    <style:style style:name="T12" style:family="text">
      <style:text-properties officeooo:rsid="000b7903"/>
    </style:style>
    <style:style style:name="T13" style:family="text">
      <style:text-properties officeooo:rsid="000deec9"/>
    </style:style>
    <style:style style:name="T14" style:family="text">
      <style:text-properties officeooo:rsid="000f61b5"/>
    </style:style>
    <style:style style:name="T15" style:family="text">
      <style:text-properties officeooo:rsid="0011b009"/>
    </style:style>
    <style:style style:name="T16" style:family="text">
      <style:text-properties officeooo:rsid="0012cae3"/>
    </style:style>
    <style:style style:name="T17" style:family="text">
      <style:text-properties fo:background-color="#ffff00" loext:char-shading-value="0"/>
    </style:style>
    <style:style style:name="T18" style:family="text">
      <style:text-properties officeooo:rsid="0019c627" fo:background-color="#ffff00" loext:char-shading-value="0"/>
    </style:style>
    <style:style style:name="T19" style:family="text">
      <style:text-properties officeooo:rsid="00140213"/>
    </style:style>
    <style:style style:name="T20" style:family="text">
      <style:text-properties officeooo:rsid="00157333"/>
    </style:style>
    <style:style style:name="T21" style:family="text">
      <style:text-properties officeooo:rsid="0016b95a"/>
    </style:style>
    <style:style style:name="T22" style:family="text">
      <style:text-properties fo:language="cs" fo:country="CZ"/>
    </style:style>
    <style:style style:name="T23" style:family="text">
      <style:text-properties officeooo:rsid="001f07bd"/>
    </style:style>
    <style:style style:name="T24" style:family="text">
      <style:text-properties officeooo:rsid="0020d7b3"/>
    </style:style>
    <style:style style:name="T25" style:family="text">
      <style:text-properties officeooo:rsid="00230795"/>
    </style:style>
    <style:style style:name="T26" style:family="text">
      <style:text-properties officeooo:rsid="00287975"/>
    </style:style>
    <style:style style:name="T27"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cs" fo:country="CZ" fo:font-style="normal"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from-top" style:vertical-rel="paragraph" style:horizontal-pos="right" style:horizontal-rel="paragraph" style:mirror="none" fo:clip="rect(0mm, 0mm, 0mm, 0m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office:automatic-styles>
  <office:body>
    <office:text>
      <office:forms form:automatic-focus="false" form:apply-design-mode="false"/>
      <text:tracked-changes>
        <text:changed-region xml:id="ct140406619224432" text:id="ct140406619224432">
          <text:insertion>
            <office:change-info>
              <dc:creator>Tomas Petru</dc:creator>
              <dc:date>2016-10-23T15:09:00</dc:date>
            </office:change-info>
          </text:insertion>
        </text:changed-region>
        <text:changed-region xml:id="ct140406629676112" text:id="ct140406629676112">
          <text:deletion>
            <office:change-info>
              <dc:creator>Tomas Petru</dc:creator>
              <dc:date>2016-10-23T15:08:00</dc:date>
            </office:change-info>
            <text:p text:style-name="P1"><text:span text:style-name="T1">a</text:span></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Univerzální Městs<text:span text:style-name="T11">k</text:span>á Sen<text:span text:style-name="T11">s</text:span>orická Síť</text:p>
      <text:p text:style-name="P2"/>
      <text:h text:style-name="Heading_20_1" text:outline-level="1">Cíl<text:span text:style-name="T13">e</text:span> projektu</text:h>
      <text:p text:style-name="P2">Cílem projektu je výzkum a vytvoření platformy pro <text:span text:style-name="T3">příjem,</text:span> zpracování <text:span text:style-name="T3">a poskytování</text:span> dat pocházejících z hardwarových sensorů, ale také <text:span text:style-name="T3">těch</text:span> která je možno získat od poskytovatelů třetích stran.</text:p>
      <text:p text:style-name="P3"><text:span text:style-name="T2">Síť by měla umožňovat data analyzovat, vytářet z nich logické celky a těmito pak řídit zařízení v reálném světě nebo zpracovaná data poskytovat pomocí API (</text:span>Application Programming Interface<text:span text:style-name="T3">).</text:span></text:p>
      <text:p text:style-name="P29">Projekt je primárně určen pro města s vysokou mírou znečištění ovzduší, a při jeho úspěšné implementaci by mělo být možno zlepšit životní podmínky například v mateřských školkách, či jiných budovách v nichž je možné ovládat například vzdychotechniku, díky čemuž i za nepříznivých rozptylových podmínek bude možné zachovat v prostorách čistý vzduch.</text:p>
      <text:p text:style-name="P3"/>
      <text:h text:style-name="Heading_20_1" text:outline-level="1">Konkrétní použití</text:h>
      <text:p text:style-name="P5">V rámci projektu bude vytvořena studie proveditelnosti a prototyp infrastruktury, která bude sestávávat z několika statických a jednoho mobilního sensoru umístěných ve městě Ostrava, další data by měla pocházet z zdrojů CHMU (Českého Hydrometeorologického Ústavu : <text:a xlink:type="simple" xlink:href="http://portal.chmi.cz/" text:style-name="Internet_20_link" text:visited-style-name="Visited_20_Internet_20_Link"><text:span text:style-name="T6">http://portal.chmi.cz/</text:span></text:a><text:span text:style-name="T6"> </text:span>) případně dalších zdrojů třetích stran.</text:p>
      <text:p text:style-name="P5"/>
      <text:p text:style-name="P4">Zpracování dat bude probíhat na serveru umístěném tak, aby k němu Labka Hackerspace, z.s. měla fyzycký přístup a s jejich pomocí bude možné řídit posk<text:span text:style-name="T23">y</text:span>tnutý vzorek vzduchotechnické <text:span text:style-name="T23">aparatury</text:span> <text:span text:style-name="T15">umístěné například v mateřské školce nebo jiném objektu ve zprávě Statutárního města Ostrava</text:span>.</text:p>
      <text:p text:style-name="P4"/>
      <text:p text:style-name="P12">Zároveň bude do sítě vstupovat zpětná vazba ze senzoru umístěného v objektu, která bude umožňovat zpětnou anlýzu užitečnosti celého řešení.</text:p>
      <text:p text:style-name="P12">Dalším vstupem by měl být vstup od uživatelů pomocí mobilní aplikace případně pomocí webového rozhraní.</text:p>
      <text:p text:style-name="P12"/>
      <text:p text:style-name="P12">Vzhledem k tomu, že analýza dat na serveru <text:span text:style-name="T23">bude</text:span> být postavena na principu sebeučící se neurální sítě, vstupy zpětné vazby jsou mimořádně důležité nejen pro posouzení účinosti řízení, ale také proto, aby se systém byl schopen učit a zdokonalovat.</text:p>
      <text:p text:style-name="P12"/>
      <text:p text:style-name="P30"><office:annotation office:name="__Annotation__259_1812444130"><dc:creator>Tomas Petru</dc:creator><dc:date>2016-10-23T15:02:26.951282000</dc:date><loext:sender-initials>TP</loext:sender-initials><text:p text:style-name="P31"><text:span text:style-name="T27">Odstranit?</text:span></text:p></office:annotation><text:span text:style-name="T23">Nutno</text:span> podotknout, že právě neurální síť bude zřejmě nejsložitější, ale také nejdůležitější částí projektu, poněvadž samotný přenos dat ze senzorů a vlastně <text:s/>i samotné řízení například klimatizací jsou pouze možné use-case ne však jediné možné, tedy správně navržená neurální síť můžeme přirovnat k mozku, kdežto ostatní moduly jsou “pouze” očima a rukama celé sítě.<office:annotation-end office:name="__Annotation__259_1812444130"/></text:p>
      <text:p text:style-name="P12"/>
      <text:p text:style-name="P6">V rámci vzniku prototypu bude probíhat výzkum a možnosti aplikace NB-IoT modulu, možností a typů na trhu dostupných sensorů <text:span text:style-name="T7">(Prachové částice PM2.5, PM10, O3, CO2 a dalších),</text:span> logického zpracování <text:span text:style-name="T15">(neurální síť)</text:span> a <text:span text:style-name="T24">zpřístupnění</text:span> datových struktur <text:span text:style-name="T15">(API)</text:span>, stejně jako možností řízení klimatizačních jednotek <text:span text:style-name="T15">(driver, hw)</text:span>. </text:p>
      <text:p text:style-name="P6"/>
      <text:p text:style-name="P24">Důležitou částí projektu bude také výzkum zabezpečení celého technologického řešení, jakožto i jeho jednotlivých dílčích prvků stejně jako autentifikace jednotlivých uživatelů.</text:p>
      <text:p text:style-name="P4"><text:s/></text:p>
      <text:p text:style-name="P4"/>
      <text:h text:style-name="Heading_20_1" text:outline-level="1">Přesahy projektu <text:span text:style-name="T8">vůči dalším organizacím</text:span></text:h>
      <text:p text:style-name="P4">Díky spolupráci s neziskovou organizací Čisté nebe, o.p.s. (<text:a xlink:type="simple" xlink:href="http://www.cistenebe.cz/" text:style-name="Internet_20_link" text:visited-style-name="Visited_20_Internet_20_Link">http://www.cistenebe.cz/</text:a>) bude možné poskytnout vzniklou infrastrukturu pro použtí nejen v aplikaci sledující čistotu ovzduší Ostravském kraji ale <text:span text:style-name="T5">i</text:span> rozšíření jejich aktivit <text:span text:style-name="T4">v oblasti zkoumání možných změn s dopadem na zdraví občanů kraje.</text:span></text:p>
      <text:p text:style-name="P4"/>
      <text:p text:style-name="P7">Dalším přirozeným partnerem projektu je Statutární <text:span text:style-name="T5">m</text:span>ěsto Ostrva <text:span text:style-name="T5">respektive projekt FajnOVA!!! (</text:span><text:a xlink:type="simple" xlink:href="http://fajnova.cz/" text:style-name="Internet_20_link" text:visited-style-name="Visited_20_Internet_20_Link"><text:span text:style-name="T5">http://fajnova.cz/</text:span></text:a><text:span text:style-name="T5">), který má za cíl vytvoření strategického plánu pro rozvoj města i regionu. Důvodem této spolupráce je a priori možné prozkoumání, zda by celý projekt v jeho komerční verzi bylo možné použít nad reálnou infrastrukturou městských budov.</text:span></text:p>
      <text:p text:style-name="P7"/>
      <text:p text:style-name="P13">Aktuálně je jednání možná spolupráce s Báň<text:span text:style-name="T16">skou a Slezskou Univerzitou a možné využití modelů, dat dalších možností Národního Superpočítačového Centra (</text:span><text:a xlink:type="simple" xlink:href="https://www.it4i.cz/" text:style-name="Internet_20_link" text:visited-style-name="Visited_20_Internet_20_Link"><text:span text:style-name="T16">https://www.it4i.cz/</text:span></text:a><text:span text:style-name="T16">).</text:span></text:p>
      <text:p text:style-name="P7"/>
      <text:p text:style-name="P15">Nezbytná bude spolupráce s firmami dodávající vzduchotechniku, aby bylo možné testovat na reálném zařízení, stejně jako přístup k rídícím protokolům. V jednání je spolupráce s (<text:span text:style-name="T17"><office:annotation office:name="__Annotation__278_1812444130"><dc:creator>Tomas Petru</dc:creator><dc:date>2016-10-23T15:04:33.450801000</dc:date><loext:sender-initials>TP</loext:sender-initials><text:p text:style-name="P31"><text:span text:style-name="T27">doplnit</text:span></text:p></office:annotation></text:span><text:span text:style-name="T17">doplní Láďa</text:span><office:annotation-end office:name="__Annotation__278_1812444130"/>)</text:p>
      <text:p text:style-name="P7"/>
      <text:p text:style-name="P8">V neposlední řadě bude projekt spolupracovat se společností Vodafone na výzkumu možností nové platformy pro tzv. Internet Věcí za použití technologie NB-IoT.</text:p>
      <text:p text:style-name="P14"/>
      <text:p text:style-name="P8"/>
      <text:h text:style-name="Heading_20_1" text:outline-level="1">Možná další použití</text:h>
      <text:p text:style-name="P10">Vzhledem k tomu, že projekt tak, jak je zde popsán je vlastně pouze jedním z možných použití (<text:span text:style-name="T11">b</text:span>usiness-case <text:span text:style-name="T16">resp. use-case</text:span>) celé platformy, neměl by být větší <text:span text:style-name="T14">problém </text:span>rozšířit v budoucnosti řešení například na nové druhy vstupních dat, <text:span text:style-name="T16">zpracovávaných modelů</text:span>, případně nejen k ovládání vzduchotechniky, ale například celých domů nebo například vodních nádží či jiných inteligentních či polointeligentních částí infrastruktury města.</text:p>
      <text:p text:style-name="P10"/>
      <text:p text:style-name="P9">Důležitou součástí celého protot<text:span text:style-name="T9">y</text:span>pového řešení <text:span text:style-name="T10">je to, že data zpracovaná na serveru budou dostupná i projektům třetích stran a to i s případnou možností jejich monetizace (zpoplatnění) pomocí kvalitně popsaného API.</text:span></text:p>
      <text:p text:style-name="P9"/>
      <text:h text:style-name="Heading_20_1" text:outline-level="1">Výstupy projektu</text:h>
      <text:list xml:id="list5388907972872555723" text:style-name="L1">
        <text:list-item>
          <text:p text:style-name="P25">Prototypové funkční řešení na základě výše popsaného <text:span text:style-name="T12">a to především</text:span></text:p>
        </text:list-item>
        <text:list-item>
          <text:p text:style-name="P26">sensory případně soustavy senzorů pro pasivní použití i pro použití na dronu</text:p>
        </text:list-item>
        <text:list-item>
          <text:p text:style-name="P26">serverová část zpracovávající a korelující data ze sensorů a jiných datových zdrojů schopná posílat informace dalším modulům (API I/O)</text:p>
        </text:list-item>
        <text:list-item>
          <text:p text:style-name="P26">driver pro klimatizační jednotku a její propojení s modulem NB-IoT, případně jiným</text:p>
        </text:list-item>
        <text:list-item>
          <text:p text:style-name="P27">aplikace pro mobilní zařízení a webové rozhraní schopné ovládat a sledovat funkce systému</text:p>
        </text:list-item>
        <text:list-item>
          <text:p text:style-name="P25">Dokumentace a to jak úspěšných částí řešení, tak případných problémů</text:p>
        </text:list-item>
        <text:list-item>
          <text:p text:style-name="P25">Dokumentace výzkumu a implementace zapezpečení</text:p>
        </text:list-item>
      </text:list>
      <text:p text:style-name="P11"/>
      <text:h text:style-name="P22" text:outline-level="1">Složení <office:annotation office:name="__Annotation__279_1812444130"><dc:creator>Tomas Petru</dc:creator><dc:date>2016-10-23T15:05:03.145467000</dc:date><loext:sender-initials>TP</loext:sender-initials><text:p text:style-name="P31"><text:span text:style-name="T27">Budeme tady uvádět Vodafon stranu? Doplnit tituly… ještě někdo?</text:span></text:p></office:annotation>realizačního týmu<office:annotation-end office:name="__Annotation__279_1812444130"/></text:h>
      <text:p text:style-name="P17">Realizace celého projektu bude zaštítěna neziskovou organizací (zapsaným spolkem) Labka, z.s., jehož primárním cílem je výzkum a inovace na poli moderních technologií, stejně jako vzdělávání vlastních členů a veřejnosti v rámci tohoto tématu (více na Labka.cz)</text:p>
      <text:p text:style-name="P17">Za Labka, z.s. se projektu budou účastnit především tito lidé, ale je možné, že v průběhu se složení může měnit:</text:p>
      <text:p text:style-name="P17">Bc. Tomáš Petrů – předseda Labka, z.s., projektový manažer, autor projeku, <text:span text:style-name="T19">vedlejší programátor, administrátor</text:span></text:p>
      <text:p text:style-name="P17">Ing. Jiří Sléžka – především aplikace <text:span text:style-name="T19">NB-IoT, hlavní administrátor serveru</text:span></text:p>
      <text:p text:style-name="P1">Ing. Pavel Pol<text:change-start text:change-id="ct140406619224432"/><text:span text:style-name="T1">a</text:span><text:change-end text:change-id="ct140406619224432"/><text:change text:change-id="ct140406629676112"/>ch – návrh a výroba sensorů, jejich napájení, výroba HW-SW prvku schopného ovládat koncové zařízení (v tomto případě vzduchotechniku)</text:p>
      <text:p text:style-name="P20"><text:span text:style-name="T18">xxx. <text:s/></text:span>Stanislav Dšuek – sítě</text:p>
      <text:p text:style-name="P20"><text:span text:style-name="T18">xxx. </text:span>Jan Bětík – sítě, programování, administrace serveru</text:p>
      <text:p text:style-name="P18"><text:span text:style-name="T18">xxx. </text:span>Radek Svoboda – práce s dronem, návrh neurální sítě</text:p>
      <text:p text:style-name="P1">případně další.</text:p>
      <text:p text:style-name="P1">Je možné, že některé části projektu budou mimo možnosti samotného realizačního týmu a je proto nezbytně potřebné, aby samotný projekt počítal například s možností pronajmout programátora, zaplatit výrobu specializovaných zařízení a podobně (<text:span text:style-name="T17"><office:annotation office:name="__Annotation__280_1812444130"><dc:creator>Tomas Petru</dc:creator><dc:date>2016-10-23T15:05:43.881987000</dc:date><loext:sender-initials>TP</loext:sender-initials><text:p text:style-name="P31"><text:span text:style-name="T27">Link na existující dokument</text:span></text:p></office:annotation></text:span><text:span text:style-name="T17">viz. Cenový odhad</text:span><office:annotation-end office:name="__Annotation__280_1812444130"/>) <text:span text:style-name="T21">ačkoliv team jako takový se bude vždy snažit vycházet z vlastní práce resp. volně dostupných existujících řešení.</text:span></text:p>
      <text:h text:style-name="Heading_20_1" text:outline-level="1">Časové <office:annotation office:name="__Annotation__281_1812444130"><dc:creator>Tomas Petru</dc:creator><dc:date>2016-10-23T15:06:04.535280000</dc:date><loext:sender-initials>TP</loext:sender-initials><text:p text:style-name="P31"><text:span text:style-name="T27">Dron nesouhlasí s 36 měsíci, chce zkrátit, projednat</text:span></text:p></office:annotation>dispozice projektu<office:annotation-end office:name="__Annotation__281_1812444130"/></text:h>
      <text:p text:style-name="P1">Celý projekt je koncipovaný jako <text:span text:style-name="T20">studie proveditelnosti a prototypovaní řešení u nějž bude potřeba nejen kontinuální sběr dat po delší čas, respektive po celou dobu běhu projektu, ale také studie užitečnosti a dlouhodobého chování celé infrastruktury, proto navrhujeme využít maximální možnou délku grantového programu, tedy 36 měsíců, což ovšem neznamená, že prototyp by měl být dostupný až po uplynutí této doby, jako spíše to, aby z projektu bylo možné vytěžit konkrétní řešení v postačující kvalitě.</text:span></text:p>
      <text:p text:style-name="P21">Samotné dílčí kroky realizace budou definovány v kompletní projektové dokumentaci.</text:p>
      <text:h text:style-name="Heading_20_1" text:outline-level="1">Možné problémy, <text:span text:style-name="T16">nejasnosti</text:span></text:h>
      <text:p text:style-name="P12">zabezpečení IoT prvků</text:p>
      <text:p text:style-name="P13">nejasná kvalita <text:span text:style-name="T16">běžně dostupných </text:span>sensorů</text:p>
      <text:p text:style-name="P15">predikční modely</text:p>
      <text:p text:style-name="P15">možné použití neurální sítě pro různé modely a různé druhy vstupů</text:p>
      <text:p text:style-name="P15">protokoly pro řízení vzduchotechnik(y)</text:p>
      <text:p text:style-name="P16">licence použitých softwarových řešení a licence celého projektu</text:p>
      <text:p text:style-name="P16">legální použití dronu</text:p>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cs" fo:country="CZ"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Liberation Serif" fo:font-size="12pt" fo:language="cs" fo:country="CZ"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4.23mm" fo:margin-bottom="2.12mm" loext:contextual-spacing="false"/>
      <style:text-properties fo:font-size="130%" fo:font-weight="bold" style:font-size-asian="130%" style:font-weight-asian="bold" style:font-size-complex="130%" style:font-weight-complex="bold"/>
    </style:style>
    <style:style style:name="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style style:name="Mfr1" style:family="graphic" style:parent-style-name="Graphics">
      <style:graphic-properties style:vertical-pos="from-top" style:vertical-rel="paragraph" style:horizontal-pos="right" style:horizontal-rel="paragraph" style:mirror="none" fo:clip="rect(0mm, 0mm, 0mm, 0mm)" draw:luminance="0%" draw:contrast="0%" draw:red="0%" draw:green="0%" draw:blue="0%" draw:gamma="100%" draw:color-inversion="false" draw:image-opacity="100%" draw:color-mode="standard"/>
    </style:style>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header-footer-properties fo:min-height="0mm" fo:margin-left="0mm" fo:margin-right="0mm" fo:margin-bottom="4.99mm"/>
      </style:header-style>
      <style:footer-style>
        <style:header-footer-properties fo:min-height="0mm" fo:margin-left="0mm" fo:margin-right="0mm" fo:margin-top="4.99mm"/>
      </style:footer-style>
    </style:page-layout>
  </office:automatic-styles>
  <office:master-styles>
    <style:master-page style:name="Standard" style:page-layout-name="Mpm1">
      <style:header>
        <text:p text:style-name="Header"><draw:frame draw:style-name="Mfr1" draw:name="Image2" text:anchor-type="paragraph" svg:y="-10.83mm" svg:width="38.24mm" svg:height="18.91mm" draw:z-index="0"><draw:image xlink:href="Pictures/100002010000021400000107B676BBE78DCA96FD.png" xlink:type="simple" xlink:show="embed" xlink:actuate="onLoad"/></draw:frame></text:p>
      </style:header>
      <style:footer>
        <text:p text:style-name="Footer"><text:page-number text:select-page="current">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22T16:15:57.885529000</meta:creation-date>
    <dc:date>2016-10-23T15:09:05.159232000</dc:date>
    <meta:editing-duration>PT21H13M11S</meta:editing-duration>
    <meta:editing-cycles>26</meta:editing-cycles>
    <meta:generator>LibreOffice/5.1.5.2$MacOSX_X86_64 LibreOffice_project/7a864d8825610a8c07cfc3bc01dd4fce6a9447e5</meta:generator>
    <meta:print-date>2016-10-22T19:17:27.394324000</meta:print-date>
    <dc:creator>Tomas Petru</dc:creator>
    <meta:document-statistic meta:table-count="0" meta:image-count="1" meta:object-count="0" meta:page-count="1" meta:paragraph-count="55" meta:word-count="1042" meta:character-count="7377" meta:non-whitespace-character-count="6386"/>
  </office:meta>
</office:document-meta>
</file>